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15.34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7.999cm"/>
    </style:style>
    <style:style style:name="co6" style:family="table-column">
      <style:table-column-properties fo:break-before="auto" style:column-width="4.447cm"/>
    </style:style>
    <style:style style:name="co7" style:family="table-column">
      <style:table-column-properties fo:break-before="auto" style:column-width="1.533cm"/>
    </style:style>
    <style:style style:name="co8" style:family="table-column">
      <style:table-column-properties fo:break-before="auto" style:column-width="3.03cm"/>
    </style:style>
    <style:style style:name="co9" style:family="table-column">
      <style:table-column-properties fo:break-before="auto" style:column-width="4.001cm"/>
    </style:style>
    <style:style style:name="co10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982cm" fo:break-before="auto" style:use-optimal-row-height="true"/>
    </style:style>
    <style:style style:name="ro4" style:family="table-row">
      <style:table-row-properties style:row-height="1.438cm" fo:break-before="auto" style:use-optimal-row-height="true"/>
    </style:style>
    <style:style style:name="ro5" style:family="table-row">
      <style:table-row-properties style:row-height="1.894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wrap-option="wrap" style:vertical-align="top"/>
    </style:style>
    <style:style style:name="ce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vertical-align="top"/>
    </style:style>
  </office:automatic-styles>
  <office:body>
    <office:spreadsheet>
      <table:table table:name="Risik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chreibung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Es kann kein neuer Schüler erfasst werden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Die Zuordnung der Angehörigen zum Schüler wird nicht korrekt gemacht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Die Zuordnung der Adressen zum Schüler und/oder den Angehörigen wird nicht korrekt gemacht</text:p>
          </table:table-cell>
        </table:table-row>
      </table:table>
      <table:table table:name="Logische Testfälle" table:style-name="ta1">
        <table:table-column table:style-name="co4" table:default-cell-style-name="ce1"/>
        <table:table-column table:style-name="co3" table:default-cell-style-name="ce1"/>
        <table:table-column table:style-name="co5" table:number-columns-repeated="2" table:default-cell-style-name="ce2"/>
        <table:table-column table:style-name="co6" table:default-cell-style-name="ce1"/>
        <table:table-column table:style-name="co7" table:default-cell-style-name="ce1"/>
        <table:table-column table:style-name="co3" table:number-columns-repeated="1018" table:default-cell-style-name="ce1"/>
        <table:table-row table:style-name="ro2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Prioritä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1-01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Neuen Schüler erfassen</text:p>
          </table:table-cell>
          <table:table-cell office:value-type="string" calcext:value-type="string">
            <text:p>Neuen Schüler erfassen, der noch nicht in der Datenbank existie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F-FR01-02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bereits vorhanden</text:p>
          </table:table-cell>
          <table:table-cell office:value-type="string" calcext:value-type="string">
            <text:p>Schüler erfassen, es existiert bereits ein Schüler mit den gleichen Attributen (Name, Adresse, Geburtsdatum) in der Datenban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F-FR01-03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ähnlicher Schüler bereits vorhanden</text:p>
          </table:table-cell>
          <table:table-cell office:value-type="string" calcext:value-type="string">
            <text:p>Schüler erfassen, ein Schüler mit ähnlichen Attributen (gleicher Name, abweichende Adresse) ist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F-FR01-04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gleicher Angehöriger vorhanden</text:p>
          </table:table-cell>
          <table:table-cell office:value-type="string" calcext:value-type="string">
            <text:p>Schüler erfassen, ein Angehöriger mit gleichen Attributen (Name, Adresse) ist bereits in der Datenbank vorhand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F-FR01-05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ähnlicher Angehöriger vorhanden</text:p>
          </table:table-cell>
          <table:table-cell office:value-type="string" calcext:value-type="string">
            <text:p>Schüler erfassen, ein Angehöriger mit ähnlichen Attributen (gleicher Name, abweichende Adresse) ist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TF-FR01-06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mehrere ähnliche Angehörige vorhanden</text:p>
          </table:table-cell>
          <table:table-cell office:value-type="string" calcext:value-type="string">
            <text:p>Schüler erfassen, mehrere Angehörige mit ähnlichen Attributen (gleicher Name, abweichende Adresse) sind bereits in der Datenbank vorhande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1-07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Geschwister vorhanden</text:p>
          </table:table-cell>
          <table:table-cell office:value-type="string" calcext:value-type="string">
            <text:p>Schüler erfassen, mindestens ein Geschwister ist bereits in der Datenbank vorhande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1-08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Plausibilitätsüberprüfung von Attributen</text:p>
          </table:table-cell>
          <table:table-cell office:value-type="string" calcext:value-type="string">
            <text:p>Obligatorische Attributen, Minimal-/Maximal-Längen, Formatierung (z.B. Datum)</text:p>
          </table:table-cell>
          <table:table-cell office:value-type="string" calcext:value-type="string">
            <text:p>durch Unittests abgedeck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F-FR01-09</text:p>
          </table:table-cell>
          <table:table-cell office:value-type="string" calcext:value-type="string">
            <text:p>logisch</text:p>
          </table:table-cell>
          <table:table-cell office:value-type="string" calcext:value-type="string">
            <text:p>Schüler erfassen, Konsistenz Schüler/Angehörige</text:p>
          </table:table-cell>
          <table:table-cell office:value-type="string" calcext:value-type="string">
            <text:p>Rechnungsempfänger gesetzt, vollständiger Name, vollständige Adresse</text:p>
          </table:table-cell>
          <table:table-cell office:value-type="string" calcext:value-type="string">
            <text:p>durch Unittests abgedeckt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krete Testfälle" table:style-name="ta1">
        <table:table-column table:style-name="co8" table:default-cell-style-name="ce1"/>
        <table:table-column table:style-name="co3" table:default-cell-style-name="ce1"/>
        <table:table-column table:style-name="co5" table:number-columns-repeated="2" table:default-cell-style-name="ce2"/>
        <table:table-column table:style-name="co9" table:number-columns-repeated="4" table:default-cell-style-name="ce1"/>
        <table:table-column table:style-name="co3" table:number-columns-repeated="1016" table:default-cell-style-name="ce1"/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Mutter-Adresse wie</text:p>
          </table:table-cell>
          <table:table-cell office:value-type="string" calcext:value-type="string">
            <text:p>Vater-Adresse wie</text:p>
          </table:table-cell>
          <table:table-cell office:value-type="string" calcext:value-type="string">
            <text:p>Drittperson-Adresse wie</text:p>
          </table:table-cell>
          <table:table-cell office:value-type="string" calcext:value-type="string">
            <text:p>Rechnungsempfänge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F-FR0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gleiche Adresse</text:p>
          </table:table-cell>
          <table:table-cell office:value-type="string" calcext:value-type="string">
            <text:p>Mutter (Rechnungsempfänger) gleiche Adresse wie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F-FR01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 Adresse</text:p>
          </table:table-cell>
          <table:table-cell office:value-type="string" calcext:value-type="string">
            <text:p>Mutter (Rechnungsempfänger) abweichende Adresse von Schül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F-FR01-01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<text:s/>(R-Empf.), Vater gleiche Adresse</text:p>
          </table:table-cell>
          <table:table-cell office:value-type="string" calcext:value-type="string">
            <text:p>Mutter (Rechnungsempfänger) und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F-FR01-01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gleiche Adresse</text:p>
          </table:table-cell>
          <table:table-cell office:value-type="string" calcext:value-type="string">
            <text:p>Vater (Rechnungsempfänger) gleiche Adresse wie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F-FR01-01-0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abweichende Adresse</text:p>
          </table:table-cell>
          <table:table-cell office:value-type="string" calcext:value-type="string">
            <text:p>Vater (Rechnungsempfänger) abweichende Adresse von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F-FR01-01-0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gleiche Adresse</text:p>
          </table:table-cell>
          <table:table-cell office:value-type="string" calcext:value-type="string">
            <text:p>Vater (Rechnungsempfänger) und Mut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F-FR01-01-0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gleiche Adresse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F-FR01-01-0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, Vater gleiche Adresse</text:p>
          </table:table-cell>
          <table:table-cell office:value-type="string" calcext:value-type="string">
            <text:p>Mutter (Rechnungsempfänger) abweichende Adresse von Schüler, Vater gleiche Adresse wie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F-FR01-01-0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und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F-FR01-01-1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gleiche, Vater (R-Empf.) abweichende Adresse</text:p>
          </table:table-cell>
          <table:table-cell office:value-type="string" calcext:value-type="string">
            <text:p>Vater (Rechnungsempfänger) abweichende Adresse von Schüler,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F-FR01-01-1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abweichende, Vater (R-Empf.) gleiche Adresse</text:p>
          </table:table-cell>
          <table:table-cell office:value-type="string" calcext:value-type="string">
            <text:p>Vater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F-FR01-01-1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abweichende Adresse</text:p>
          </table:table-cell>
          <table:table-cell office:value-type="string" calcext:value-type="string">
            <text:p>Vater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F-FR01-01-1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Adresse</text:p>
          </table:table-cell>
          <table:table-cell office:value-type="string" calcext:value-type="string">
            <text:p>Drittperson (Rechnungsempfänger) gleiche Adresse wie 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F-FR01-01-1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</text:p>
          </table:table-cell>
          <table:table-cell office:value-type="string" calcext:value-type="string">
            <text:p>Drittperson (Rechnungsempfänger) abweichende Adresse von Schü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F-FR01-01-1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</text:p>
          </table:table-cell>
          <table:table-cell office:value-type="string" calcext:value-type="string">
            <text:p>Drittperson (Rechnungsempfänger) und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F-FR01-01-1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 Adresse</text:p>
          </table:table-cell>
          <table:table-cell office:value-type="string" calcext:value-type="string">
            <text:p>Drittperson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F-FR01-01-1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, von Schüler abweichend</text:p>
          </table:table-cell>
          <table:table-cell office:value-type="string" calcext:value-type="string">
            <text:p>Drittperson (Rechnungsempfänger) und Mutter gleiche Adresse von Schüler abweichend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F-FR01-01-1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abweichende Adresse</text:p>
          </table:table-cell>
          <table:table-cell office:value-type="string" calcext:value-type="string">
            <text:p>Drittperson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F-FR01-01-1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, Vater abweichende/ Adresse</text:p>
          </table:table-cell>
          <table:table-cell office:value-type="string" calcext:value-type="string">
            <text:p>Drittperson (Rechnungsempfänger)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F-FR01-01-2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wie Vater, Mutter gleiche wie Schüler, Vater abweichende Adresse</text:p>
          </table:table-cell>
          <table:table-cell office:value-type="string" calcext:value-type="string">
            <text:p>Drittperson (Rechnungsempfänger) gleiche Adresse wie Vat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F-FR01-01-2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, Mutter gleiche, Vater abweichende Adresse</text:p>
          </table:table-cell>
          <table:table-cell office:value-type="string" calcext:value-type="string">
            <text:p>Drittperson (Rechnungsempfänger) abweichende Adresse von Schül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TF-FR01-01-2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, Vater gleiche wie Mutter</text:p>
          </table:table-cell>
          <table:table-cell office:value-type="string" calcext:value-type="string">
            <text:p>Drittperson (Rechnungsempfänger) gleiche Adresse wie Schüler, Mut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F-FR01-01-2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Vater gleiche Adresse wie Mutter</text:p>
          </table:table-cell>
          <table:table-cell office:value-type="string" calcext:value-type="string">
            <text:p>Drittperson (Rechnungsempfänger), Mutter, Vater abweichende Adresse von Schüler, Vater und Drittperson gleiche Adresse wie Mutter</text:p>
          </table:table-cell>
          <table:table-cell table:number-columns-repeated="3"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F-FR01-01-2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Mutter, Vater abweichende Adresse, Vater gleiche Adresse wie Mutter</text:p>
          </table:table-cell>
          <table:table-cell office:value-type="string" calcext:value-type="string">
            <text:p>Drittperson (Rechnungsempfänger), Mutter, Va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F-FR01-01-2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und Vater abweichende Adresse</text:p>
          </table:table-cell>
          <table:table-cell office:value-type="string" calcext:value-type="string">
            <text:p>Drittperson (Rechnungsempfänger) gleiche Adresse wie Schüler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F-FR01-01-2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 von Schüler, Drittperson gleiche wie Mutter</text:p>
          </table:table-cell>
          <table:table-cell office:value-type="string" calcext:value-type="string">
            <text:p>Drittperson (Rechnungsempfänger), Mutter, Vater abweichende Adresse von Schüler, Drittperson gleiche wie Mut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F-FR01-01-2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</text:p>
          </table:table-cell>
          <table:table-cell office:value-type="string" calcext:value-type="string">
            <text:p>Drittperson (Rechnungsempfänger)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F-FR01-01-2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, Drittperson gleiche Adresse wie Vater</text:p>
          </table:table-cell>
          <table:table-cell office:value-type="string" calcext:value-type="string">
            <text:p>Drittperson (Rechnungsempfänger), Mutter, Vater abweichende Adresse von Schüler, Drittperson gleiche wie Vat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F-FR01-01-2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gleiche Adresse</text:p>
          </table:table-cell>
          <table:table-cell office:value-type="string" calcext:value-type="string">
            <text:p>Drittperson (Rechnungsempfänger), Mutter, Vater <text:s/>gleiche Adresse wie Schüler</text:p>
          </table:table-cell>
          <table:table-cell table:number-columns-repeated="3"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 table:number-columns-repeated="1016"/>
        </table:table-row>
        <table:table-row table:style-name="ro7">
          <table:table-cell office:value-type="string" calcext:value-type="string">
            <text:p>TF-FR01-01-3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, Mutter, Vater gleiche Adresse wie Schüler</text:p>
          </table:table-cell>
          <table:table-cell office:value-type="string" calcext:value-type="string">
            <text:p>Drittperson (Rechnungsempfänger) abweichende Adresse von Schüler, Mutter,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table:number-columns-repeated="2" office:value-type="string" calcext:value-type="string">
            <text:p>Drittperson</text:p>
          </table:table-cell>
          <table:table-cell table:number-columns-repeated="101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protokoll_2015-06-27" table:style-name="ta1">
        <table:table-column table:style-name="co8" table:default-cell-style-name="ce1"/>
        <table:table-column table:style-name="co3" table:default-cell-style-name="ce1"/>
        <table:table-column table:style-name="co5" table:number-columns-repeated="2" table:default-cell-style-name="ce2"/>
        <table:table-column table:style-name="co9" table:number-columns-repeated="4" table:default-cell-style-name="ce1"/>
        <table:table-column table:style-name="co10" table:default-cell-style-name="ce2"/>
        <table:table-column table:style-name="co3" table:number-columns-repeated="1015" table:default-cell-style-name="ce1"/>
        <table:table-row table:style-name="ro1">
          <table:table-cell table:style-name="ce3" office:value-type="string" calcext:value-type="string">
            <text:p>Datum:</text:p>
          </table:table-cell>
          <table:table-cell table:style-name="ce4" office:value-type="date" office:date-value="2015-06-27" calcext:value-type="date">
            <text:p>27.06.1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Version:</text:p>
          </table:table-cell>
          <table:table-cell office:value-type="string" calcext:value-type="string">
            <text:p>v0.1.1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mgebung:</text:p>
          </table:table-cell>
          <table:table-cell office:value-type="string" calcext:value-type="string">
            <text:p>Entwicklungsumgeb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F-ID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Mutter-Adresse wie</text:p>
          </table:table-cell>
          <table:table-cell office:value-type="string" calcext:value-type="string">
            <text:p>Vater-Adresse wie</text:p>
          </table:table-cell>
          <table:table-cell office:value-type="string" calcext:value-type="string">
            <text:p>Drittperson-Adresse wie</text:p>
          </table:table-cell>
          <table:table-cell office:value-type="string" calcext:value-type="string">
            <text:p>Rechnungsempfänger</text:p>
          </table:table-cell>
          <table:table-cell office:value-type="string" calcext:value-type="string">
            <text:p>Bemerkunge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ester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F-FR01-01-0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gleiche Adresse</text:p>
          </table:table-cell>
          <table:table-cell office:value-type="string" calcext:value-type="string">
            <text:p>Mutter (Rechnungsempfänger) gleiche Adresse wie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Adresse übernehme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F-FR01-01-0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 Adresse</text:p>
          </table:table-cell>
          <table:table-cell office:value-type="string" calcext:value-type="string">
            <text:p>Mutter (Rechnungsempfänger) abweichende Adresse von Schül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Alle Attribute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0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<text:s/>(R-Empf.), Vater gleiche Adresse</text:p>
          </table:table-cell>
          <table:table-cell office:value-type="string" calcext:value-type="string">
            <text:p>Mutter (Rechnungsempfänger) und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Mutter Adresse übernommen, Vater Adresse eingetipp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F-FR01-01-0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gleiche Adresse</text:p>
          </table:table-cell>
          <table:table-cell office:value-type="string" calcext:value-type="string">
            <text:p>Vater (Rechnungsempfänger) gleiche Adresse wie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Vater Adresse eingetippt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F-FR01-01-0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Vater (R-Empf.) abweichende Adresse</text:p>
          </table:table-cell>
          <table:table-cell office:value-type="string" calcext:value-type="string">
            <text:p>Vater (Rechnungsempfänger) abweichende Adresse von 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F-FR01-01-0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gleiche Adresse</text:p>
          </table:table-cell>
          <table:table-cell office:value-type="string" calcext:value-type="string">
            <text:p>Vater (Rechnungsempfänger) und Mut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F-FR01-01-0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gleiche Adresse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0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 abweichende, Vater gleiche Adresse</text:p>
          </table:table-cell>
          <table:table-cell office:value-type="string" calcext:value-type="string">
            <text:p>Mutter (Rechnungsempfänger) abweichende Adresse von Schüler, Vater gleiche Adresse wie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F-FR01-01-0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(R-Empf.), Vater abweichende Adresse</text:p>
          </table:table-cell>
          <table:table-cell office:value-type="string" calcext:value-type="string">
            <text:p>Mutter (Rechnungsempfänger) und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1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gleiche, Vater (R-Empf.) abweichende Adresse</text:p>
          </table:table-cell>
          <table:table-cell office:value-type="string" calcext:value-type="string">
            <text:p>Vater (Rechnungsempfänger) abweichende Adresse von Schüler,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1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 abweichende, Vater (R-Empf.) gleiche Adresse</text:p>
          </table:table-cell>
          <table:table-cell office:value-type="string" calcext:value-type="string">
            <text:p>Vater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F-FR01-01-1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Mutter, Vater (R-Empf.) abweichende Adresse</text:p>
          </table:table-cell>
          <table:table-cell office:value-type="string" calcext:value-type="string">
            <text:p>Vater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ater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F-FR01-01-1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Adresse</text:p>
          </table:table-cell>
          <table:table-cell office:value-type="string" calcext:value-type="string">
            <text:p>Drittperson (Rechnungsempfänger) gleiche Adresse wie Schül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F-FR01-01-1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</text:p>
          </table:table-cell>
          <table:table-cell office:value-type="string" calcext:value-type="string">
            <text:p>Drittperson (Rechnungsempfänger) abweichende Adresse von Schü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F-FR01-01-1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</text:p>
          </table:table-cell>
          <table:table-cell office:value-type="string" calcext:value-type="string">
            <text:p>Drittperson (Rechnungsempfänger) und Mutter gleiche Adresse wie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Hans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1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 Adresse</text:p>
          </table:table-cell>
          <table:table-cell office:value-type="string" calcext:value-type="string">
            <text:p>Drittperson (Rechnungsempfänger) gleiche Adresse wie Schüler,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F-FR01-01-1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 Adresse, von Schüler abweichend</text:p>
          </table:table-cell>
          <table:table-cell office:value-type="string" calcext:value-type="string">
            <text:p>Drittperson (Rechnungsempfänger) und Mutter gleiche Adresse von Schüler abweichend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F-FR01-01-1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abweichende Adresse</text:p>
          </table:table-cell>
          <table:table-cell office:value-type="string" calcext:value-type="string">
            <text:p>Drittperson (Rechnungsempfänger) und Mut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1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 gleiche, Vater abweichende/ Adresse</text:p>
          </table:table-cell>
          <table:table-cell office:value-type="string" calcext:value-type="string">
            <text:p>Drittperson (Rechnungsempfänger)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2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 wie Vater, Mutter gleiche wie Schüler, Vater abweichende Adresse</text:p>
          </table:table-cell>
          <table:table-cell office:value-type="string" calcext:value-type="string">
            <text:p>Drittperson (Rechnungsempfänger) gleiche Adresse wie Vat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21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, Mutter gleiche, Vater abweichende Adresse</text:p>
          </table:table-cell>
          <table:table-cell office:value-type="string" calcext:value-type="string">
            <text:p>Drittperson (Rechnungsempfänger) abweichende Adresse von Schüler, Mutter gleiche Adresse wie Schüler, Vater abweichende Adresse von Schül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8">
          <table:table-cell office:value-type="string" calcext:value-type="string">
            <text:p>TF-FR01-01-22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abweichende, Vater gleiche wie Mutter</text:p>
          </table:table-cell>
          <table:table-cell office:value-type="string" calcext:value-type="string">
            <text:p>Drittperson (Rechnungsempfänger) gleiche Adresse wie Schüler, Mut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TF-FR01-01-23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Vater gleiche Adresse wie Mutter</text:p>
          </table:table-cell>
          <table:table-cell office:value-type="string" calcext:value-type="string">
            <text:p>Drittperson (Rechnungsempfänger), Mutter, Vater abweichende Adresse von Schüler, Vater und Drittperson gleiche Adresse wie Mutter</text:p>
          </table:table-cell>
          <table:table-cell table:number-columns-repeated="3"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24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Mutter, Vater abweichende Adresse, Vater gleiche Adresse wie Mutter</text:p>
          </table:table-cell>
          <table:table-cell office:value-type="string" calcext:value-type="string">
            <text:p>Drittperson (Rechnungsempfänger), Mutter, Vater abweichende Adresse von Schüler, Vater gleiche Adresse wie Mutter</text:p>
          </table:table-cell>
          <table:table-cell table:number-columns-repeated="2" office:value-type="string" calcext:value-type="string">
            <text:p>Mutt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25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gleiche, Mutter und Vater abweichende Adresse</text:p>
          </table:table-cell>
          <table:table-cell office:value-type="string" calcext:value-type="string">
            <text:p>Drittperson (Rechnungsempfänger) gleiche Adresse wie Schüler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26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 von Schüler, Drittperson gleiche wie Mutter</text:p>
          </table:table-cell>
          <table:table-cell office:value-type="string" calcext:value-type="string">
            <text:p>Drittperson (Rechnungsempfänger), Mutter, Vater abweichende Adresse von Schüler, Drittperson gleiche wie Mut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F-FR01-01-27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</text:p>
          </table:table-cell>
          <table:table-cell office:value-type="string" calcext:value-type="string">
            <text:p>Drittperson (Rechnungsempfänger), Mutter, Vater abweichende Adresse von Schüler</text:p>
          </table:table-cell>
          <table:table-cell office:value-type="string" calcext:value-type="string">
            <text:p>Mutter</text:p>
          </table:table-cell>
          <table:table-cell office:value-type="string" calcext:value-type="string">
            <text:p>Vat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28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abweichende Adresse, Drittperson gleiche Adresse wie Vater</text:p>
          </table:table-cell>
          <table:table-cell office:value-type="string" calcext:value-type="string">
            <text:p>Drittperson (Rechnungsempfänger), Mutter, Vater abweichende Adresse von Schüler, Drittperson gleiche wie Vater</text:p>
          </table:table-cell>
          <table:table-cell office:value-type="string" calcext:value-type="string">
            <text:p>Mutter</text:p>
          </table:table-cell>
          <table:table-cell table:number-columns-repeated="2" office:value-type="string" calcext:value-type="string">
            <text:p>Vat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TF-FR01-01-29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, Mutter, Vater gleiche Adresse</text:p>
          </table:table-cell>
          <table:table-cell office:value-type="string" calcext:value-type="string">
            <text:p>Drittperson (Rechnungsempfänger), Mutter, Vater <text:s/>gleiche Adresse wie Schüler</text:p>
          </table:table-cell>
          <table:table-cell table:number-columns-repeated="3" office:value-type="string" calcext:value-type="string">
            <text:p>Schüler</text:p>
          </table:table-cell>
          <table:table-cell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7">
          <table:table-cell office:value-type="string" calcext:value-type="string">
            <text:p>TF-FR01-01-30</text:p>
          </table:table-cell>
          <table:table-cell office:value-type="string" calcext:value-type="string">
            <text:p>konkret</text:p>
          </table:table-cell>
          <table:table-cell office:value-type="string" calcext:value-type="string">
            <text:p>Drittperson (R-Empf.) abweichende Adresse, Mutter, Vater gleiche Adresse wie Schüler</text:p>
          </table:table-cell>
          <table:table-cell office:value-type="string" calcext:value-type="string">
            <text:p>Drittperson (Rechnungsempfänger) abweichende Adresse von Schüler, Mutter, Vater gleiche Adresse wie Schüler</text:p>
          </table:table-cell>
          <table:table-cell table:number-columns-repeated="2" office:value-type="string" calcext:value-type="string">
            <text:p>Schüler</text:p>
          </table:table-cell>
          <table:table-cell table:number-columns-repeated="2" office:value-type="string" calcext:value-type="string">
            <text:p>Drittperson</text:p>
          </table:table-cell>
          <table:table-cell/>
          <table:table-cell office:value-type="string" calcext:value-type="string">
            <text:p>passed</text:p>
          </table:table-cell>
          <table:table-cell office:value-type="string" calcext:value-type="string">
            <text:p>Martin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.00.0000</text:date>, <text:time style:data-style-name="N2" text:time-value="12:28:41.5068238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6T20:47:34.233919634</meta:creation-date>
    <meta:generator>LibreOffice/4.2.8.2$Linux_X86_64 LibreOffice_project/420m0$Build-2</meta:generator>
    <dc:date>2015-07-31T12:30:22.144510575</dc:date>
    <meta:editing-duration>PT3H32M33S</meta:editing-duration>
    <meta:editing-cycles>36</meta:editing-cycles>
    <meta:document-statistic meta:table-count="4" meta:cell-count="630" meta:object-count="0"/>
  </office:meta>
</office:document-meta>
</file>